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/>
      <style:text-properties fo:font-style="italic" style:font-style-asian="italic" style:font-style-complex="italic" fo:font-size="11pt" style:font-size-asian="11pt" style:font-size-complex="11pt"/>
    </style:style>
    <style:style style:name="P3" style:parent-style-name="Normal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/>
    </style:style>
    <style:style style:name="P4" style:parent-style-name="Normal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/>
    </style:style>
    <style:style style:name="P5" style:parent-style-name="Normal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de" fo:country="DE"/>
    </style:style>
    <style:style style:name="P6" style:parent-style-name="Normal" style:family="paragraph">
      <style:text-properties fo:language="de" fo:country="DE"/>
    </style:style>
    <style:style style:name="P7" style:parent-style-name="Heading1" style:family="paragraph">
      <style:text-properties fo:language="de" fo:country="DE"/>
    </style:style>
    <style:style style:name="P8" style:parent-style-name="Normal" style:family="paragraph">
      <style:text-properties fo:language="de" fo:country="DE"/>
    </style:style>
    <style:style style:name="P9" style:parent-style-name="Normal" style:family="paragraph">
      <style:text-properties fo:language="de" fo:country="DE"/>
    </style:style>
    <style:style style:name="P10" style:parent-style-name="Normal" style:family="paragraph">
      <style:text-properties fo:language="de" fo:country="DE"/>
    </style:style>
    <style:style style:name="P11" style:parent-style-name="ListParagraph" style:family="paragraph">
      <style:text-properties fo:language="de" fo:country="DE"/>
    </style:style>
    <style:style style:name="P12" style:parent-style-name="Normal" style:family="paragraph">
      <style:text-properties fo:language="de" fo:country="DE"/>
    </style:style>
    <style:style style:name="P13" style:parent-style-name="Normal" style:family="paragraph">
      <style:text-properties fo:language="de" fo:country="DE"/>
    </style:style>
    <style:style style:name="P14" style:parent-style-name="Normal" style:family="paragraph">
      <style:text-properties fo:language="de" fo:country="DE"/>
    </style:style>
    <style:style style:name="P15" style:parent-style-name="Normal" style:family="paragraph">
      <style:text-properties fo:language="de" fo:country="DE"/>
    </style:style>
    <style:style style:name="P16" style:parent-style-name="ListParagraph" style:family="paragraph">
      <style:text-properties fo:language="de" fo:country="DE"/>
    </style:style>
    <style:style style:name="P17" style:parent-style-name="Normal" style:family="paragraph">
      <style:text-properties fo:language="de" fo:country="DE"/>
    </style:style>
    <style:style style:name="P18" style:parent-style-name="Normal" style:family="paragraph">
      <style:text-properties fo:language="de" fo:country="DE"/>
    </style:style>
    <style:style style:name="P19" style:parent-style-name="Normal" style:family="paragraph">
      <style:text-properties fo:language="de" fo:country="DE"/>
    </style:style>
    <style:style style:name="P20" style:parent-style-name="Normal" style:family="paragraph">
      <style:text-properties fo:language="de" fo:country="DE"/>
    </style:style>
    <style:style style:name="P21" style:parent-style-name="Normal" style:family="paragraph">
      <style:text-properties fo:language="de" fo:country="DE"/>
    </style:style>
    <style:style style:name="P22" style:parent-style-name="Normal" style:family="paragraph">
      <style:text-properties fo:language="de" fo:country="DE"/>
    </style:style>
    <style:style style:name="P23" style:parent-style-name="Normal" style:family="paragraph">
      <style:text-properties fo:language="de" fo:country="DE"/>
    </style:style>
    <style:style style:name="P24" style:parent-style-name="Normal" style:family="paragraph">
      <style:text-properties fo:language="de" fo:country="DE"/>
    </style:style>
    <style:style style:name="P25" style:parent-style-name="Normal" style:family="paragraph">
      <style:text-properties fo:language="de" fo:country="DE"/>
    </style:style>
    <style:style style:name="P26" style:parent-style-name="Normal" style:family="paragraph">
      <style:text-properties fo:language="de" fo:country="DE"/>
    </style:style>
    <style:style style:name="P27" style:parent-style-name="Normal" style:family="paragraph">
      <style:text-properties fo:language="de" fo:country="DE"/>
    </style:style>
  </office:automatic-styles>
  <office:body>
    <office:text text:use-soft-page-breaks="true">
      <text:p text:style-name="P1">{{<text:s/>.FirstName<text:s/>}} {{<text:s/>.LastName<text:s/>}}</text:p>
      <text:p text:style-name="P3">{{<text:s/>.Address }}</text:p>
      <text:p text:style-name="P4">Tel.: {{<text:s/>.Telephone }}</text:p>
      <text:p text:style-name="P5">E-Mail: {{<text:s/>.Email }}</text:p>
      <text:p text:style-name="P6"/>
      <text:h text:style-name="P7" text:outline-level="1">Das ist ein Test für die App {{<text:s/>.AppName<text:s/>}}.</text:h>
      <text:p text:style-name="P8"/>
      <text:p text:style-name="P9">Das sind alle Items:</text:p>
      <text:p text:style-name="P10">{{ range .Items }}</text:p>
      <text:list text:style-name="LFO2" text:continue-numbering="true">
        <text:list-item>
          <text:p text:style-name="P11">{{ .Name }}</text:p>
        </text:list-item>
      </text:list>
      <text:p text:style-name="P12">{{ end }}</text:p>
      <text:p text:style-name="P13"/>
      <text:p text:style-name="P14">Das sind die Items nochmal:</text:p>
      <text:p text:style-name="P15">{{ range .Items }}</text:p>
      <text:list text:style-name="LFO2" text:continue-numbering="true">
        <text:list-item>
          <text:p text:style-name="P16">{{ .Name }}</text:p>
        </text:list-item>
      </text:list>
      <text:p text:style-name="P17">{{ end }}</text:p>
      <text:p text:style-name="P18"/>
      <text:p text:style-name="P19">{{ if .ConditionA }}</text:p>
      <text:p text:style-name="P20">ConditionA is True</text:p>
      <text:p text:style-name="P21">{{ else }}</text:p>
      <text:p text:style-name="P22">ConditionA is false</text:p>
      <text:p text:style-name="P23">{{ end }}</text:p>
      <text:p text:style-name="P24"/>
      <text:p text:style-name="Normal">{{ if .ConditionB<text:s/>}}</text:p>
      <text:p text:style-name="Normal">ConditionB<text:s/>is True</text:p>
      <text:p text:style-name="Normal">{{ else }}</text:p>
      <text:p text:style-name="P25">ConditionB is false</text:p>
      <text:p text:style-name="P26">{{ end }}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Header">{{<text:s/>.HeaderTitle<text:s/>}}</text:p>
        <text:p text:style-name="Header"/>
      </style:header>
      <style:footer>
        <text:p text:style-name="P2">{{<text:s/>.FooterTitle<text:s/>}}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inn Moritz Bätzel</meta:initial-creator>
    <dc:creator>Finn Moritz Bätzel</dc:creator>
    <meta:creation-date>2024-01-04T16:55:00Z</meta:creation-date>
    <dc:date>2024-01-04T16:55:00Z</dc:date>
    <meta:template xlink:href="Normal.dotm" xlink:type="simple"/>
    <meta:editing-cycles>2</meta:editing-cycles>
    <meta:editing-duration>PT0S</meta:editing-duration>
    <meta:document-statistic meta:page-count="1" meta:paragraph-count="1" meta:word-count="65" meta:character-count="435" meta:row-count="3" meta:non-whitespace-character-count="371"/>
  </office:meta>
</office:document-meta>
</file>